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8000000B8B4D9A994D491CB6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text some text</text:p>
      <text:p text:style-name="Standard"/>
      <text:p text:style-name="Standard"><draw:frame draw:style-name="fr1" draw:name="image1.jpg" text:anchor-type="as-char" svg:width="2.7047in" svg:height="2.7047in" draw:z-index="0"><draw:image xlink:href="Pictures/10000000000000B8000000B8B4D9A994D491CB69.jpg" xlink:type="simple" xlink:show="embed" xlink:actuate="onLoad" loext:mime-type="image/jpeg"/></draw:frame></text:p>
      <text:p text:style-name="Standard"/>
      <text:p text:style-name="Standard">Some text 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8" meta:character-count="38" meta:non-whitespace-character-count="32"/>
    <meta:generator>LibreOfficeDev/6.0.5.2$Linux_X86_64 LibreOffice_project/</meta:generator>
  </office:meta>
</office:document-meta>
</file>